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9637*"/>
    </style:style>
    <style:style style:name="Table1.A1" style:family="table-cell">
      <style:table-cell-properties fo:padding="0in"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Times New Roman" fo:font-size="24pt" style:font-size-asian="24pt" style:font-size-complex="24pt"/>
    </style:style>
    <style:style style:name="P3" style:family="paragraph" style:parent-style-name="Table_20_Contents">
      <style:paragraph-properties fo:text-align="end" style:justify-single-word="false" fo:background-color="#000000">
        <style:background-image/>
      </style:paragraph-properties>
      <style:text-properties fo:font-size="10pt" style:font-size-asian="10pt" style:font-size-complex="10pt"/>
    </style:style>
    <style:style style:name="T1" style:family="text">
      <style:text-properties fo:color="#000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TH <text:span text:style-name="T1">PARSON</text:span></text:p>
      <table:table table:name="Table1" table:style-name="Table1">
        <table:table-column table:style-name="Table1.A"/>
        <table:table-row>
          <table:table-cell table:style-name="Table1.A1" office:value-type="string">
            <text:p text:style-name="P3">1173 A Hall Ct, Andrews AFB, MD 20762 <text:s text:c="2"/>~ <text:s/>(Cell) 301-267-6457 <text:s/>~ <text:s/>seth.codes@gmail.com</text:p>
          </table:table-cell>
        </table:table-row>
      </table:table>
      <text:p text:style-name="Standard"/>
      <text:p text:style-name="Standard"/>
      <text:p text:style-name="Standard">Dear [Ms. Or Mr. Last Name],</text:p>
      <text:p text:style-name="Standard"/>
      <text:p text:style-name="Standard">I am writing in response to the advertisement posted for [Job Title] with [Company Name].</text:p>
      <text:p text:style-name="Standard">As a highly competent programmer with expert knowledge of C, C++, PHP, Lua, and others, I feel confident that my background makes me the right fit to help [Company Name] reach the next level of success in the competitive world of [industry].</text:p>
      <text:p text:style-name="Standard"/>
      <text:p text:style-name="Standard">I offer 20 years developing software with a strong aptitude for learning new technologies and skill in meeting aggressive goals. I implemented various solutions while in the United States Air Force. The experience I have gained was challenging and it has allowed me to expand my knowledge of programming and electronic systems greatly. My experience highlights include:</text:p>
      <text:p text:style-name="Standard"/>
      <text:p text:style-name="Standard"><text:tab/>Software Development: I bring over 20 years developing software applications in both Windows and Linux/Unix environment. I'm experienced and comfortable working with large C++ code bases involving complex cross-platform multi-threaded network code. In addition, I possess solid understanding of Internet Protocols such as TCP/IP, UDP/IP, DNS, and HTTP. I am also proficient in Perl, Javascript, and many other scripting languages.</text:p>
      <text:p text:style-name="Standard"><text:tab/>Project Management: I designed, built, and programmed a large-scale LAMP stack server with a backend connected to various networking equipment for training purposes. The custom modular content management system has since been open sourced, and is used to power several different websites. </text:p>
      <text:p text:style-name="Standard"><text:tab/>Open Source Projects: In my free time, I maintain and contribute to the RFSCMS project <text:s/>and other open source projects. I keep up with updates in several open source communities.</text:p>
      <text:p text:style-name="Standard"/>
      <text:p text:style-name="Standard">Overall, I feel that my knowledge as a programmer, or systems administrator, and my willingness to learn new technologies makes me the ideal candidate to meet your development needs. I'd be glad to discuss my abilities and background in more detail. Thank you for your time and consideration.</text:p>
      <text:p text:style-name="Standard"/>
      <text:p text:style-name="Standard">Sincerely,</text:p>
      <text:p text:style-name="Standard"/>
      <text:p text:style-name="Standard">Seth Pars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50S</meta:editing-duration>
    <meta:editing-cycles>6</meta:editing-cycles>
    <meta:generator>OpenOffice/4.0.1$Win32 OpenOffice.org_project/401m5$Build-9714</meta:generator>
    <dc:date>2014-02-05T10:02:10.05</dc:date>
    <dc:creator>Seth Parson</dc:creator>
    <meta:document-statistic meta:table-count="1" meta:image-count="0" meta:object-count="0" meta:page-count="1" meta:paragraph-count="12" meta:word-count="318" meta:character-count="2038"/>
    <meta:user-defined meta:name="Info 1"/>
    <meta:user-defined meta:name="Info 2"/>
    <meta:user-defined meta:name="Info 3"/>
    <meta:user-defined meta:name="Info 4"/>
  </office:meta>
</office:document-meta>
</file>